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6 – Cryptography and Symmetric Key Algorithm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Goals of Cryptograph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ryptographic Founda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nfidentiality</text:p>
              </text:list-item>
              <text:list-item>
                <text:p>Integrity</text:p>
              </text:list-item>
              <text:list-item>
                <text:p>Authentication</text:p>
              </text:list-item>
              <text:list-item>
                <text:p>Nonrepudi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fidentialit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3">Two main types of cryptosystems enforce</text:p>
                <text:list>
                  <text:list-item>
                    <text:p>Symmetric cryptosystems</text:p>
                  </text:list-item>
                  <text:list-item>
                    <text:p>Asymmetric cryptosystems</text:p>
                  </text:list-item>
                </text:list>
              </text:list-item>
              <text:list-item>
                <text:p>3 scenarios</text:p>
                <text:list>
                  <text:list-item>
                    <text:p>Data at rest, in transit, and in us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grit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igital signatures</text:p>
              </text:list-item>
              <text:list-item>
                <text:p>PKI and Cryptographic Applications?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uthentic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ny idea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Nonrepudiation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ny idea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at is Cryptography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laintext</text:p>
              </text:list-item>
              <text:list-item>
                <text:p>Ciphertext</text:p>
              </text:list-item>
              <text:list-item>
                <text:p>Encrypt </text:p>
              </text:list-item>
              <text:list-item>
                <text:p>Decry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ll cryptography relies on ALGORITHMS</text:p>
              </text:list-item>
              <text:list-item>
                <text:p>Boolean mathematics</text:p>
              </text:list-item>
              <text:list-item>
                <text:p>Logical operations</text:p>
                <text:list>
                  <text:list-item>
                    <text:p>AND, NOT, OR, XOR, Mod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One way functions</text:p>
              </text:list-item>
              <text:list-item>
                <text:p>Nonce</text:p>
              </text:list-item>
              <text:list-item>
                <text:p>Zero-Knowledge Proo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plit Knowledge</text:p>
                <text:list>
                  <text:list-item>
                    <text:p>Key Escrow</text:p>
                  </text:list-item>
                  <text:list-item>
                    <text:p>M of N controls</text:p>
                  </text:list-item>
                </text:list>
              </text:list-item>
              <text:list-item>
                <text:p>Work Function </text:p>
              </text:list-item>
              <text:list-item>
                <text:p>Ciphers</text:p>
                <text:list>
                  <text:list-item>
                    <text:p>Code vs Ciph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nsposition Ciphers</text:p>
              </text:list-item>
              <text:list-item>
                <text:p>Substitution Ciphers</text:p>
              </text:list-item>
              <text:list-item>
                <text:p>One-Time Pads</text:p>
              </text:list-item>
              <text:list-item>
                <text:p>Running Key Ciph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ryptography Concep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Block Ciphers</text:p>
              </text:list-item>
              <text:list-item>
                <text:p>Stream Ciphers</text:p>
              </text:list-item>
              <text:list-item>
                <text:p>Confusion and Diffusion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Modern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ryptographic Keys</text:p>
                <text:list>
                  <text:list-item>
                    <text:p>Symmetric Key Algorithms</text:p>
                  </text:list-item>
                  <text:list-item>
                    <text:p>Asymmetric Key Algorithms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Key Algorith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ecret/Private Key Cryptography</text:p>
              </text:list-item>
              <text:list-item>
                <text:p>Ephemeral Key</text:p>
              </text:list-item>
              <text:list-item>
                <text:p>Key distribution is a major problem</text:p>
              </text:list-item>
              <text:list-item>
                <text:p>Does not implement nonrepudiation</text:p>
              </text:list-item>
              <text:list-item>
                <text:p>Algorithm is not scalable</text:p>
              </text:list-item>
              <text:list-item>
                <text:p>Keys must regenerated often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Asymmetric Key Algorith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ublic Key Algorithms</text:p>
              </text:list-item>
              <text:list-item>
                <text:p>New users requires the generation of only one public-private key pair</text:p>
              </text:list-item>
              <text:list-item>
                <text:p>Can remove users easily </text:p>
              </text:list-item>
              <text:list-item>
                <text:p>Only need to make a new key if private key is compromised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Asymmetric Key Algorith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an provide confidentiality, integrity, authentication, and nonrepudiation</text:p>
              </text:list-item>
              <text:list-item>
                <text:p>Simple process</text:p>
              </text:list-item>
              <text:list-item>
                <text:p>No preexisiting communication link needs to exist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Hashing Algorithm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igital Signatures</text:p>
              </text:list-item>
              <text:list-item>
                <text:p>Extremely difficult to replicate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Electronic Codebook (ECB) mode</text:p>
              </text:list-item>
              <text:list-item>
                <text:p>Cipher Block Chaining (CBC) mode</text:p>
              </text:list-item>
              <text:list-item>
                <text:p>Cipher Feedback (CFB) mode</text:p>
              </text:list-item>
              <text:list-item>
                <text:p>Output Feedback (OFB) mode</text:p>
              </text:list-item>
              <text:list-item>
                <text:p>Counter (CTR) mode</text:p>
              </text:list-item>
              <text:list-item>
                <text:p>Galois/Counter mode (GCM)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unter with Cipher Block Chaining Message Authentication Code (CCM) mode</text:p>
              </text:list-item>
              <text:list-item>
                <text:p>Data Encryption Standard</text:p>
              </text:list-item>
              <text:list-item>
                <text:p>Triple DES</text:p>
              </text:list-item>
              <text:list-item>
                <text:p>International Data Encryption Algorithm</text:p>
              </text:list-item>
              <text:list-item>
                <text:p>BlowFish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KIPJACK</text:p>
              </text:list-item>
              <text:list-item>
                <text:p>Rivest Ciphers</text:p>
              </text:list-item>
              <text:list-item>
                <text:p>Rivest Cipher 4 (RC4)</text:p>
              </text:list-item>
              <text:list-item>
                <text:p>Rivest Cipher 5 (RC5)</text:p>
              </text:list-item>
              <text:list-item>
                <text:p>Rivest Cipher 6 (RC6)</text:p>
              </text:list-item>
              <text:list-item>
                <text:p>Advanced Encryption Standard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Cryptograph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AST</text:p>
              </text:list-item>
              <text:list-item>
                <text:p>Memorize Table 6.9 in the book for the exam. This will come up in the CISSP</text:p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Key Managemen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reation and Distribution of Symmetric Keys</text:p>
              </text:list-item>
              <text:list-item>
                <text:p>Offline Distribution</text:p>
              </text:list-item>
              <text:list-item>
                <text:p>Public Key Encryption</text:p>
              </text:list-item>
              <text:list-item>
                <text:p>Diffie-Hellman</text:p>
              </text:list-item>
              <text:list-item>
                <text:p>Storage and Destruction of Symmetric Keys</text:p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Symmetric Key Managemen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Key Escrow and Recovery</text:p>
                <text:list>
                  <text:list-item>
                    <text:p>Fair Cryptosystems</text:p>
                  </text:list-item>
                  <text:list-item>
                    <text:p>Escrowed Encryption Standard<text:line-break/><text:line-break/>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5">Cryptographic Life Cycl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Specifying the algorithm to use </text:p>
              </text:list-item>
              <text:list-item>
                <text:p>Identifying the acceptable key lengths for use with each algorithm and the type of data being transmitted</text:p>
              </text:list-item>
              <text:list-item>
                <text:p>Enumerate the security protocols to be used<text:line-break/><text:line-break/></text:p>
                <text:p/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2H17M8S</meta:editing-duration>
    <meta:editing-cycles>24</meta:editing-cycles>
    <meta:generator>LibreOffice/24.2.7.2$Linux_X86_64 LibreOffice_project/420$Build-2</meta:generator>
    <dc:title>Portfolio</dc:title>
    <dc:date>2026-02-18T04:51:50.420762309</dc:date>
    <meta:document-statistic meta:object-count="176"/>
  </office:meta>
</office:document-meta>
</file>